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7.2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22/08/2016 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ike_3ph_IV_sensor</text:p>
          </table:table-cell>
          <table:table-cell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University of Nottingham</text:p>
          </table:table-cell>
          <table:table-cell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te Issue</text:p>
          </table:table-cell>
          <table:table-cell office:value-type="string" calcext:value-type="string">
            <text:p>Not Se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rary Ref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HTFS800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table:number-columns-repeated="2" office:value-type="string" calcext:value-type="string">
            <text:p>HTFS800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table:number-columns-repeated="2" office:value-type="string" calcext:value-type="string">
            <text:p>HTFS800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C1407-1</text:p>
          </table:table-cell>
          <table:table-cell office:value-type="string" calcext:value-type="string">
            <text:p>LTC1407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DS90LV028A</text:p>
          </table:table-cell>
          <table:table-cell office:value-type="string" calcext:value-type="string">
            <text:p>DS9637A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TC1407-1</text:p>
          </table:table-cell>
          <table:table-cell office:value-type="string" calcext:value-type="string">
            <text:p>LTC1407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I1</text:p>
          </table:table-cell>
          <table:table-cell office:value-type="string" calcext:value-type="string">
            <text:p>NFE61P</text:p>
          </table:table-cell>
          <table:table-cell office:value-type="string" calcext:value-type="string">
            <text:p>EMI_FILTER</text:p>
          </table:table-cell>
        </table:table-row>
        <table:table-row table:style-name="ro1">
          <table:table-cell office:value-type="string" calcext:value-type="string">
            <text:p>FI3</text:p>
          </table:table-cell>
          <table:table-cell office:value-type="string" calcext:value-type="string">
            <text:p>NFE61P</text:p>
          </table:table-cell>
          <table:table-cell office:value-type="string" calcext:value-type="string">
            <text:p>EMI_FILT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DS90LV028A</text:p>
          </table:table-cell>
          <table:table-cell office:value-type="string" calcext:value-type="string">
            <text:p>DS9637A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4</text:p>
          </table:table-cell>
          <table:table-cell table:number-columns-repeated="2" office:value-type="string" calcext:value-type="string">
            <text:p>DS90LV027A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table:number-columns-repeated="2" office:value-type="string" calcext:value-type="string">
            <text:p>ACPL-C870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table:number-columns-repeated="2" office:value-type="string" calcext:value-type="string">
            <text:p>R_PACK4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ZENER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OPA2350</text:p>
          </table:table-cell>
          <table:table-cell office:value-type="string" calcext:value-type="string">
            <text:p>LM358-RESCUE-CurrentSensorPCB_line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TFS400</text:p>
          </table:table-cell>
          <table:table-cell office:value-type="string" calcext:value-type="string">
            <text:p>HTFS800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LTC1407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CONN_01X0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CONN_01X03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I2</text:p>
          </table:table-cell>
          <table:table-cell office:value-type="string" calcext:value-type="string">
            <text:p>NFE61P</text:p>
          </table:table-cell>
          <table:table-cell office:value-type="string" calcext:value-type="string">
            <text:p>EMI_FILTER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ZEN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CONN_01X02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LD1117S50TR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MC78M05CDT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1702T-500</text:p>
          </table:table-cell>
          <table:table-cell office:value-type="string" calcext:value-type="string">
            <text:p>APE8865N-33-HF-3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OPT3</text:p>
          </table:table-cell>
          <table:table-cell table:number-columns-repeated="2" office:value-type="string" calcext:value-type="string">
            <text:p>AFBR-1634Z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OPT2</text:p>
          </table:table-cell>
          <table:table-cell table:number-columns-repeated="2" office:value-type="string" calcext:value-type="string">
            <text:p>AFBR-1634Z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OPT1</text:p>
          </table:table-cell>
          <table:table-cell table:number-columns-repeated="2" office:value-type="string" calcext:value-type="string">
            <text:p>AFBR-1634Z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PT5</text:p>
          </table:table-cell>
          <table:table-cell table:number-columns-repeated="2" office:value-type="string" calcext:value-type="string">
            <text:p>AFBR-26x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PT4</text:p>
          </table:table-cell>
          <table:table-cell table:number-columns-repeated="2" office:value-type="string" calcext:value-type="string">
            <text:p>AFBR-26x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PT6</text:p>
          </table:table-cell>
          <table:table-cell table:number-columns-repeated="2" office:value-type="string" calcext:value-type="string">
            <text:p>AFBR-1634Z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CP1700T-330</text:p>
          </table:table-cell>
          <table:table-cell office:value-type="string" calcext:value-type="string">
            <text:p>APE8865N-33-HF-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table:number-columns-repeated="2" office:value-type="string" calcext:value-type="string">
            <text:p>ADCMP671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6</text:p>
          </table:table-cell>
          <table:table-cell table:number-columns-repeated="2" office:value-type="string" calcext:value-type="string">
            <text:p>ADCMP671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7</text:p>
          </table:table-cell>
          <table:table-cell table:number-columns-repeated="2" office:value-type="string" calcext:value-type="string">
            <text:p>ADCMP671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8</text:p>
          </table:table-cell>
          <table:table-cell table:number-columns-repeated="2" office:value-type="string" calcext:value-type="string">
            <text:p>ADCMP671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9</text:p>
          </table:table-cell>
          <table:table-cell table:number-columns-repeated="2" office:value-type="string" calcext:value-type="string">
            <text:p>ADCMP671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DS90LV028A</text:p>
          </table:table-cell>
          <table:table-cell office:value-type="string" calcext:value-type="string">
            <text:p>DS9637A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table:number-columns-repeated="2" office:value-type="string" calcext:value-type="string">
            <text:p>MAX7480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table:number-columns-repeated="2" office:value-type="string" calcext:value-type="string">
            <text:p>MAX7480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table:number-columns-repeated="2" office:value-type="string" calcext:value-type="string">
            <text:p>MAX7480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table:number-columns-repeated="2" office:value-type="string" calcext:value-type="string">
            <text:p>MAX7480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Murata_MTU1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table:number-columns-repeated="2" office:value-type="string" calcext:value-type="string">
            <text:p>MC78M05CDT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Murata_MTU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_SMALL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I4</text:p>
          </table:table-cell>
          <table:table-cell office:value-type="string" calcext:value-type="string">
            <text:p>NFE61P</text:p>
          </table:table-cell>
          <table:table-cell office:value-type="string" calcext:value-type="string">
            <text:p>EMI_FILTER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_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6:35:08.348000000</meta:creation-date>
    <dc:date>2016-08-22T16:36:40.830000000</dc:date>
    <meta:editing-duration>PT1M32S</meta:editing-duration>
    <meta:editing-cycles>1</meta:editing-cycles>
    <meta:document-statistic meta:table-count="1" meta:cell-count="679" meta:object-count="0"/>
    <meta:generator>LibreOffice/4.3.3.2$Windows_x86 LibreOffice_project/9bb7eadab57b6755b1265afa86e04bf45fbfc644</meta:generator>
  </office:meta>
</office:document-meta>
</file>